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PA Pゴシック" svg:font-family="'IPA P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dash" draw:stroke-dash="Fine_20_Dashed" svg:stroke-width="0.1cm" svg:stroke-color="#00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draw:stroke="dash" draw:stroke-dash="Ultrafine_20_Dashed" svg:stroke-width="0.1cm" svg:stroke-color="#ff3333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ff3333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0.95cm"/>
    </style:style>
    <style:style style:name="gr7" style:family="graphic" style:parent-style-name="standard">
      <style:graphic-properties draw:stroke="none" svg:stroke-color="#000000" draw:fill="none" draw:fill-color="#ffffff" fo:min-height="0.238cm"/>
    </style:style>
    <style:style style:name="gr8" style:family="graphic" style:parent-style-name="objectwithoutfill">
      <style:graphic-properties draw:stroke="solid" draw:stroke-dash="Fine_20_Dashed" svg:stroke-width="0.1cm" svg:stroke-color="#00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draw:stroke="dash" draw:stroke-dash="Fine_20_Dashed" svg:stroke-width="0.1cm" svg:stroke-color="#ff3333" draw:marker-start-width="0.35cm" draw:marker-end-width="0.3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solid" draw:fill-color="#ffccff" fo:min-height="1.65cm" draw:shadow="visible" draw:shadow-color="#333333"/>
    </style:style>
    <style:style style:name="gr11" style:family="graphic" style:parent-style-name="objectwithoutfill">
      <style:graphic-properties svg:stroke-width="0.2cm" svg:stroke-color="#ff3333" draw:marker-start-width="0.5cm" draw:marker-end="Arrow_20_concave" draw:marker-end-width="0.85cm" draw:fill="none" draw:fill-color="#ccffff" draw:textarea-vertical-align="middle" fo:padding-top="0.225cm" fo:padding-bottom="0.225cm" fo:padding-left="0.35cm" fo:padding-right="0.35cm"/>
    </style:style>
    <style:style style:name="gr12" style:family="graphic" style:parent-style-name="objectwithoutfill">
      <style:graphic-properties svg:stroke-width="0.2cm" svg:stroke-color="#6666ff" draw:marker-start="Arrow_20_concave" draw:marker-start-width="0.85cm" draw:marker-end="" draw:marker-end-width="0.85cm" draw:fill="none" draw:fill-color="#ccffff" draw:textarea-vertical-align="middle" fo:padding-top="0.225cm" fo:padding-bottom="0.225cm" fo:padding-left="0.35cm" fo:padding-right="0.35cm"/>
    </style:style>
    <style:style style:name="gr13" style:family="graphic" style:parent-style-name="objectwithoutfill">
      <style:graphic-properties svg:stroke-width="0.2cm" svg:stroke-color="#6666ff" draw:marker-start="Arrow_20_concave" draw:marker-start-width="0.7cm" draw:marker-end="" draw:marker-end-width="0.85cm" draw:fill="none" draw:fill-color="#ccffff" draw:textarea-vertical-align="middle" fo:padding-top="0.225cm" fo:padding-bottom="0.225cm" fo:padding-left="0.35cm" fo:padding-right="0.35cm"/>
    </style:style>
    <style:style style:name="gr14" style:family="graphic" style:parent-style-name="standard">
      <style:graphic-properties draw:stroke="none" svg:stroke-color="#000000" draw:fill="none" draw:fill-color="#ffffff" fo:min-height="0.65cm"/>
    </style:style>
    <style:style style:name="P1" style:family="paragraph">
      <style:paragraph-properties fo:text-align="center"/>
    </style:style>
    <style:style style:name="P2" style:family="paragraph">
      <style:text-properties style:font-name="Times New Roman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3" style:family="paragraph">
      <style:text-properties style:font-name="Times New Roman" fo:font-size="36pt" style:font-size-asian="36pt" style:font-size-complex="36pt"/>
    </style:style>
    <style:style style:name="P4" style:family="paragraph">
      <style:paragraph-properties fo:text-align="center"/>
      <style:text-properties style:font-name="Times New Roman" fo:font-size="32pt" style:font-size-asian="32pt" style:font-size-complex="32pt"/>
    </style:style>
    <style:style style:name="P5" style:family="paragraph">
      <style:text-properties style:font-name="IPA Pゴシック" fo:font-size="18pt" fo:font-weight="bold" style:font-name-asian="IPA Pゴシック" style:font-size-asian="18pt" style:font-weight-asian="bold" style:font-size-complex="18pt" style:font-weight-complex="bold"/>
    </style:style>
    <style:style style:name="T1" style:family="text">
      <style:text-properties style:font-name="Times New Roman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2" style:family="text">
      <style:text-properties style:font-name="Times New Roman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3" style:family="text">
      <style:text-properties style:font-name="Times New Roman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style:font-name="Times New Roman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5" style:family="text">
      <style:text-properties style:font-name="Times New Roman" fo:font-size="36pt" style:font-size-asian="36pt" style:font-size-complex="36pt"/>
    </style:style>
    <style:style style:name="T6" style:family="text">
      <style:text-properties style:font-name="Times New Roman" fo:font-size="32pt" style:font-size-asian="32pt" style:font-size-complex="32pt"/>
    </style:style>
    <style:style style:name="T7" style:family="text">
      <style:text-properties style:font-name="IPA Pゴシック" fo:font-size="18pt" fo:font-weight="bold" style:font-name-asian="IPA Pゴシック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4.5cm" svg:height="4.1cm" svg:x="11.3cm" svg:y="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cm" svg:height="4.1cm" svg:x="11.3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cm" svg:height="4.1cm" svg:x="1.1cm" svg:y="1.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1.5cm" svg:y1="12.9cm" svg:x2="15.595cm" svg:y2="12.9cm">
          <text:p/>
        </draw:line>
        <draw:line draw:style-name="gr2" draw:text-style-name="P1" draw:layer="layout" svg:x1="11.5cm" svg:y1="12.6cm" svg:x2="15.595cm" svg:y2="12.6cm">
          <text:p/>
        </draw:line>
        <draw:line draw:style-name="gr2" draw:text-style-name="P1" draw:layer="layout" svg:x1="11.5cm" svg:y1="12.3cm" svg:x2="15.595cm" svg:y2="12.3cm">
          <text:p/>
        </draw:line>
        <draw:line draw:style-name="gr2" draw:text-style-name="P1" draw:layer="layout" svg:x1="11.5cm" svg:y1="12cm" svg:x2="15.595cm" svg:y2="12cm">
          <text:p/>
        </draw:line>
        <draw:line draw:style-name="gr2" draw:text-style-name="P1" draw:layer="layout" svg:x1="11.5cm" svg:y1="11.7cm" svg:x2="15.595cm" svg:y2="11.7cm">
          <text:p/>
        </draw:line>
        <draw:line draw:style-name="gr2" draw:text-style-name="P1" draw:layer="layout" svg:x1="11.5cm" svg:y1="11.4cm" svg:x2="15.595cm" svg:y2="11.4cm">
          <text:p/>
        </draw:line>
        <draw:line draw:style-name="gr2" draw:text-style-name="P1" draw:layer="layout" svg:x1="11.5cm" svg:y1="11.1cm" svg:x2="15.595cm" svg:y2="11.1cm">
          <text:p/>
        </draw:line>
        <draw:line draw:style-name="gr2" draw:text-style-name="P1" draw:layer="layout" svg:x1="11.5cm" svg:y1="12.9cm" svg:x2="11.5cm" svg:y2="9.1cm">
          <text:p/>
        </draw:line>
        <draw:line draw:style-name="gr2" draw:text-style-name="P1" draw:layer="layout" svg:x1="11.801cm" svg:y1="12.901cm" svg:x2="11.801cm" svg:y2="9.101cm">
          <text:p/>
        </draw:line>
        <draw:line draw:style-name="gr2" draw:text-style-name="P1" draw:layer="layout" svg:x1="12.102cm" svg:y1="12.902cm" svg:x2="12.102cm" svg:y2="9.102cm">
          <text:p/>
        </draw:line>
        <draw:line draw:style-name="gr2" draw:text-style-name="P1" draw:layer="layout" svg:x1="12.403cm" svg:y1="12.903cm" svg:x2="12.403cm" svg:y2="9.103cm">
          <text:p/>
        </draw:line>
        <draw:line draw:style-name="gr2" draw:text-style-name="P1" draw:layer="layout" svg:x1="12.704cm" svg:y1="12.904cm" svg:x2="12.704cm" svg:y2="9.104cm">
          <text:p/>
        </draw:line>
        <draw:line draw:style-name="gr2" draw:text-style-name="P1" draw:layer="layout" svg:x1="13.005cm" svg:y1="12.905cm" svg:x2="13.005cm" svg:y2="9.105cm">
          <text:p/>
        </draw:line>
        <draw:line draw:style-name="gr2" draw:text-style-name="P1" draw:layer="layout" svg:x1="13.306cm" svg:y1="12.906cm" svg:x2="13.306cm" svg:y2="9.106cm">
          <text:p/>
        </draw:line>
        <draw:line draw:style-name="gr2" draw:text-style-name="P1" draw:layer="layout" svg:x1="13.607cm" svg:y1="12.907cm" svg:x2="13.607cm" svg:y2="9.107cm">
          <text:p/>
        </draw:line>
        <draw:line draw:style-name="gr2" draw:text-style-name="P1" draw:layer="layout" svg:x1="13.908cm" svg:y1="12.908cm" svg:x2="13.908cm" svg:y2="9.108cm">
          <text:p/>
        </draw:line>
        <draw:line draw:style-name="gr2" draw:text-style-name="P1" draw:layer="layout" svg:x1="14.209cm" svg:y1="12.909cm" svg:x2="14.209cm" svg:y2="9.109cm">
          <text:p/>
        </draw:line>
        <draw:line draw:style-name="gr2" draw:text-style-name="P1" draw:layer="layout" svg:x1="14.51cm" svg:y1="12.91cm" svg:x2="14.51cm" svg:y2="9.11cm">
          <text:p/>
        </draw:line>
        <draw:line draw:style-name="gr2" draw:text-style-name="P1" draw:layer="layout" svg:x1="14.811cm" svg:y1="12.911cm" svg:x2="14.811cm" svg:y2="9.111cm">
          <text:p/>
        </draw:line>
        <draw:line draw:style-name="gr2" draw:text-style-name="P1" draw:layer="layout" svg:x1="15.112cm" svg:y1="12.912cm" svg:x2="15.112cm" svg:y2="9.112cm">
          <text:p/>
        </draw:line>
        <draw:line draw:style-name="gr2" draw:text-style-name="P1" draw:layer="layout" svg:x1="11.501cm" svg:y1="10.801cm" svg:x2="15.596cm" svg:y2="10.801cm">
          <text:p/>
        </draw:line>
        <draw:line draw:style-name="gr2" draw:text-style-name="P1" draw:layer="layout" svg:x1="11.502cm" svg:y1="10.502cm" svg:x2="15.597cm" svg:y2="10.502cm">
          <text:p/>
        </draw:line>
        <draw:line draw:style-name="gr2" draw:text-style-name="P1" draw:layer="layout" svg:x1="11.502cm" svg:y1="10.203cm" svg:x2="15.597cm" svg:y2="10.203cm">
          <text:p/>
        </draw:line>
        <draw:line draw:style-name="gr2" draw:text-style-name="P1" draw:layer="layout" svg:x1="11.503cm" svg:y1="9.904cm" svg:x2="15.598cm" svg:y2="9.904cm">
          <text:p/>
        </draw:line>
        <draw:line draw:style-name="gr2" draw:text-style-name="P1" draw:layer="layout" svg:x1="11.504cm" svg:y1="9.605cm" svg:x2="15.599cm" svg:y2="9.605cm">
          <text:p/>
        </draw:line>
        <draw:line draw:style-name="gr2" draw:text-style-name="P1" draw:layer="layout" svg:x1="11.505cm" svg:y1="9.606cm" svg:x2="15.6cm" svg:y2="9.606cm">
          <text:p/>
        </draw:line>
        <draw:line draw:style-name="gr3" draw:text-style-name="P1" draw:layer="layout" svg:x1="11.5cm" svg:y1="12.9cm" svg:x2="13.9cm" svg:y2="9.9cm">
          <text:p/>
        </draw:line>
        <draw:line draw:style-name="gr4" draw:text-style-name="P1" draw:layer="layout" svg:x1="13.9cm" svg:y1="12.9cm" svg:x2="13.9cm" svg:y2="9.9cm">
          <text:p/>
        </draw:line>
        <draw:line draw:style-name="gr4" draw:text-style-name="P1" draw:layer="layout" svg:x1="13.9cm" svg:y1="9.9cm" svg:x2="11.5cm" svg:y2="9.9cm">
          <text:p/>
        </draw:line>
        <draw:line draw:style-name="gr5" draw:text-style-name="P1" draw:layer="layout" svg:x1="11.6cm" svg:y1="12.9cm" svg:x2="13.9cm" svg:y2="12.9cm">
          <text:p/>
        </draw:line>
        <draw:line draw:style-name="gr5" draw:text-style-name="P1" draw:layer="layout" svg:x1="11.5cm" svg:y1="12.9cm" svg:x2="11.5cm" svg:y2="9.8cm">
          <text:p/>
        </draw:line>
        <draw:frame draw:style-name="gr6" draw:text-style-name="P2" draw:layer="layout" svg:width="1.4cm" svg:height="1.28cm" svg:x="14cm" svg:y="9.5cm">
          <draw:text-box>
            <text:p text:style-name="P2"><text:span text:style-name="T1">F</text:span></text:p>
          </draw:text-box>
        </draw:frame>
        <draw:frame draw:style-name="gr7" draw:text-style-name="P2" draw:layer="layout" svg:width="1.4cm" svg:height="1.288cm" svg:x="10.1cm" svg:y="10.712cm">
          <draw:text-box>
            <text:p text:style-name="P2"><text:span text:style-name="T1">f</text:span><text:span text:style-name="T2"> </text:span><text:span text:style-name="T3">1</text:span></text:p>
          </draw:text-box>
        </draw:frame>
        <draw:frame draw:style-name="gr6" draw:text-style-name="P2" draw:layer="layout" svg:width="1.4cm" svg:height="1.288cm" svg:x="12cm" svg:y="12.9cm">
          <draw:text-box>
            <text:p text:style-name="P2"><text:span text:style-name="T1">f</text:span><text:span text:style-name="T2"> </text:span><text:span text:style-name="T3">2</text:span></text:p>
          </draw:text-box>
        </draw:frame>
        <draw:g>
          <draw:line draw:style-name="gr2" draw:text-style-name="P1" draw:layer="layout" svg:x1="1.3cm" svg:y1="5.888cm" svg:x2="5.395cm" svg:y2="5.888cm">
            <text:p/>
          </draw:line>
          <draw:line draw:style-name="gr2" draw:text-style-name="P1" draw:layer="layout" svg:x1="1.3cm" svg:y1="5.588cm" svg:x2="5.395cm" svg:y2="5.588cm">
            <text:p/>
          </draw:line>
          <draw:line draw:style-name="gr2" draw:text-style-name="P1" draw:layer="layout" svg:x1="1.3cm" svg:y1="5.288cm" svg:x2="5.395cm" svg:y2="5.288cm">
            <text:p/>
          </draw:line>
          <draw:line draw:style-name="gr2" draw:text-style-name="P1" draw:layer="layout" svg:x1="1.3cm" svg:y1="4.988cm" svg:x2="5.395cm" svg:y2="4.988cm">
            <text:p/>
          </draw:line>
          <draw:line draw:style-name="gr2" draw:text-style-name="P1" draw:layer="layout" svg:x1="1.3cm" svg:y1="4.688cm" svg:x2="5.395cm" svg:y2="4.688cm">
            <text:p/>
          </draw:line>
          <draw:line draw:style-name="gr2" draw:text-style-name="P1" draw:layer="layout" svg:x1="1.3cm" svg:y1="4.388cm" svg:x2="5.395cm" svg:y2="4.388cm">
            <text:p/>
          </draw:line>
          <draw:line draw:style-name="gr2" draw:text-style-name="P1" draw:layer="layout" svg:x1="1.3cm" svg:y1="4.088cm" svg:x2="5.395cm" svg:y2="4.088cm">
            <text:p/>
          </draw:line>
          <draw:line draw:style-name="gr2" draw:text-style-name="P1" draw:layer="layout" svg:x1="1.3cm" svg:y1="5.888cm" svg:x2="1.3cm" svg:y2="2.088cm">
            <text:p/>
          </draw:line>
          <draw:line draw:style-name="gr2" draw:text-style-name="P1" draw:layer="layout" svg:x1="1.601cm" svg:y1="5.889cm" svg:x2="1.601cm" svg:y2="2.089cm">
            <text:p/>
          </draw:line>
          <draw:line draw:style-name="gr2" draw:text-style-name="P1" draw:layer="layout" svg:x1="1.902cm" svg:y1="5.89cm" svg:x2="1.902cm" svg:y2="2.09cm">
            <text:p/>
          </draw:line>
          <draw:line draw:style-name="gr2" draw:text-style-name="P1" draw:layer="layout" svg:x1="2.203cm" svg:y1="5.891cm" svg:x2="2.203cm" svg:y2="2.091cm">
            <text:p/>
          </draw:line>
          <draw:line draw:style-name="gr2" draw:text-style-name="P1" draw:layer="layout" svg:x1="2.504cm" svg:y1="5.892cm" svg:x2="2.504cm" svg:y2="2.092cm">
            <text:p/>
          </draw:line>
          <draw:line draw:style-name="gr2" draw:text-style-name="P1" draw:layer="layout" svg:x1="2.805cm" svg:y1="5.893cm" svg:x2="2.805cm" svg:y2="2.093cm">
            <text:p/>
          </draw:line>
          <draw:line draw:style-name="gr2" draw:text-style-name="P1" draw:layer="layout" svg:x1="3.106cm" svg:y1="5.894cm" svg:x2="3.106cm" svg:y2="2.094cm">
            <text:p/>
          </draw:line>
          <draw:line draw:style-name="gr2" draw:text-style-name="P1" draw:layer="layout" svg:x1="3.407cm" svg:y1="5.895cm" svg:x2="3.407cm" svg:y2="2.095cm">
            <text:p/>
          </draw:line>
          <draw:line draw:style-name="gr2" draw:text-style-name="P1" draw:layer="layout" svg:x1="3.708cm" svg:y1="5.896cm" svg:x2="3.708cm" svg:y2="2.096cm">
            <text:p/>
          </draw:line>
          <draw:line draw:style-name="gr2" draw:text-style-name="P1" draw:layer="layout" svg:x1="4.009cm" svg:y1="5.897cm" svg:x2="4.009cm" svg:y2="2.097cm">
            <text:p/>
          </draw:line>
          <draw:line draw:style-name="gr2" draw:text-style-name="P1" draw:layer="layout" svg:x1="4.31cm" svg:y1="5.898cm" svg:x2="4.31cm" svg:y2="2.098cm">
            <text:p/>
          </draw:line>
          <draw:line draw:style-name="gr2" draw:text-style-name="P1" draw:layer="layout" svg:x1="4.611cm" svg:y1="5.899cm" svg:x2="4.611cm" svg:y2="2.099cm">
            <text:p/>
          </draw:line>
          <draw:line draw:style-name="gr2" draw:text-style-name="P1" draw:layer="layout" svg:x1="4.912cm" svg:y1="5.9cm" svg:x2="4.912cm" svg:y2="2.1cm">
            <text:p/>
          </draw:line>
          <draw:line draw:style-name="gr2" draw:text-style-name="P1" draw:layer="layout" svg:x1="1.301cm" svg:y1="3.789cm" svg:x2="5.396cm" svg:y2="3.789cm">
            <text:p/>
          </draw:line>
          <draw:line draw:style-name="gr2" draw:text-style-name="P1" draw:layer="layout" svg:x1="1.302cm" svg:y1="3.49cm" svg:x2="5.397cm" svg:y2="3.49cm">
            <text:p/>
          </draw:line>
          <draw:line draw:style-name="gr2" draw:text-style-name="P1" draw:layer="layout" svg:x1="1.302cm" svg:y1="3.191cm" svg:x2="5.397cm" svg:y2="3.191cm">
            <text:p/>
          </draw:line>
          <draw:line draw:style-name="gr2" draw:text-style-name="P1" draw:layer="layout" svg:x1="1.303cm" svg:y1="2.892cm" svg:x2="5.398cm" svg:y2="2.892cm">
            <text:p/>
          </draw:line>
          <draw:line draw:style-name="gr2" draw:text-style-name="P1" draw:layer="layout" svg:x1="1.304cm" svg:y1="2.593cm" svg:x2="5.399cm" svg:y2="2.593cm">
            <text:p/>
          </draw:line>
          <draw:line draw:style-name="gr2" draw:text-style-name="P1" draw:layer="layout" svg:x1="1.305cm" svg:y1="2.594cm" svg:x2="5.4cm" svg:y2="2.594cm">
            <text:p/>
          </draw:line>
          <draw:line draw:style-name="gr8" draw:text-style-name="P1" draw:layer="layout" svg:x1="1.3cm" svg:y1="5.888cm" svg:x2="3.7cm" svg:y2="2.888cm">
            <text:p/>
          </draw:line>
          <draw:frame draw:style-name="gr6" draw:text-style-name="P2" draw:layer="layout" svg:width="1.4cm" svg:height="1.28cm" svg:x="3.8cm" svg:y="2.488cm">
            <draw:text-box>
              <text:p text:style-name="P2"><text:span text:style-name="T1">F</text:span></text:p>
            </draw:text-box>
          </draw:frame>
        </draw:g>
        <draw:line draw:style-name="gr2" draw:text-style-name="P1" draw:layer="layout" svg:x1="11.5cm" svg:y1="5.9cm" svg:x2="15.595cm" svg:y2="5.9cm">
          <text:p/>
        </draw:line>
        <draw:line draw:style-name="gr2" draw:text-style-name="P1" draw:layer="layout" svg:x1="11.5cm" svg:y1="5.6cm" svg:x2="15.595cm" svg:y2="5.6cm">
          <text:p/>
        </draw:line>
        <draw:line draw:style-name="gr2" draw:text-style-name="P1" draw:layer="layout" svg:x1="11.5cm" svg:y1="5.3cm" svg:x2="15.595cm" svg:y2="5.3cm">
          <text:p/>
        </draw:line>
        <draw:line draw:style-name="gr2" draw:text-style-name="P1" draw:layer="layout" svg:x1="11.5cm" svg:y1="5cm" svg:x2="15.595cm" svg:y2="5cm">
          <text:p/>
        </draw:line>
        <draw:line draw:style-name="gr2" draw:text-style-name="P1" draw:layer="layout" svg:x1="11.5cm" svg:y1="4.7cm" svg:x2="15.595cm" svg:y2="4.7cm">
          <text:p/>
        </draw:line>
        <draw:line draw:style-name="gr2" draw:text-style-name="P1" draw:layer="layout" svg:x1="11.5cm" svg:y1="4.4cm" svg:x2="15.595cm" svg:y2="4.4cm">
          <text:p/>
        </draw:line>
        <draw:line draw:style-name="gr2" draw:text-style-name="P1" draw:layer="layout" svg:x1="11.5cm" svg:y1="4.1cm" svg:x2="15.595cm" svg:y2="4.1cm">
          <text:p/>
        </draw:line>
        <draw:line draw:style-name="gr2" draw:text-style-name="P1" draw:layer="layout" svg:x1="11.5cm" svg:y1="5.9cm" svg:x2="11.5cm" svg:y2="2.1cm">
          <text:p/>
        </draw:line>
        <draw:line draw:style-name="gr2" draw:text-style-name="P1" draw:layer="layout" svg:x1="11.801cm" svg:y1="5.901cm" svg:x2="11.801cm" svg:y2="2.101cm">
          <text:p/>
        </draw:line>
        <draw:line draw:style-name="gr2" draw:text-style-name="P1" draw:layer="layout" svg:x1="12.102cm" svg:y1="5.902cm" svg:x2="12.102cm" svg:y2="2.102cm">
          <text:p/>
        </draw:line>
        <draw:line draw:style-name="gr2" draw:text-style-name="P1" draw:layer="layout" svg:x1="12.403cm" svg:y1="5.903cm" svg:x2="12.403cm" svg:y2="2.103cm">
          <text:p/>
        </draw:line>
        <draw:line draw:style-name="gr2" draw:text-style-name="P1" draw:layer="layout" svg:x1="12.704cm" svg:y1="5.904cm" svg:x2="12.704cm" svg:y2="2.104cm">
          <text:p/>
        </draw:line>
        <draw:line draw:style-name="gr2" draw:text-style-name="P1" draw:layer="layout" svg:x1="13.005cm" svg:y1="5.905cm" svg:x2="13.005cm" svg:y2="2.105cm">
          <text:p/>
        </draw:line>
        <draw:line draw:style-name="gr2" draw:text-style-name="P1" draw:layer="layout" svg:x1="13.306cm" svg:y1="5.906cm" svg:x2="13.306cm" svg:y2="2.106cm">
          <text:p/>
        </draw:line>
        <draw:line draw:style-name="gr2" draw:text-style-name="P1" draw:layer="layout" svg:x1="13.607cm" svg:y1="5.907cm" svg:x2="13.607cm" svg:y2="2.107cm">
          <text:p/>
        </draw:line>
        <draw:line draw:style-name="gr2" draw:text-style-name="P1" draw:layer="layout" svg:x1="13.908cm" svg:y1="5.908cm" svg:x2="13.908cm" svg:y2="2.108cm">
          <text:p/>
        </draw:line>
        <draw:line draw:style-name="gr2" draw:text-style-name="P1" draw:layer="layout" svg:x1="14.209cm" svg:y1="5.909cm" svg:x2="14.209cm" svg:y2="2.109cm">
          <text:p/>
        </draw:line>
        <draw:line draw:style-name="gr2" draw:text-style-name="P1" draw:layer="layout" svg:x1="14.51cm" svg:y1="5.91cm" svg:x2="14.51cm" svg:y2="2.11cm">
          <text:p/>
        </draw:line>
        <draw:line draw:style-name="gr2" draw:text-style-name="P1" draw:layer="layout" svg:x1="14.811cm" svg:y1="5.911cm" svg:x2="14.811cm" svg:y2="2.111cm">
          <text:p/>
        </draw:line>
        <draw:line draw:style-name="gr2" draw:text-style-name="P1" draw:layer="layout" svg:x1="15.112cm" svg:y1="5.912cm" svg:x2="15.112cm" svg:y2="2.112cm">
          <text:p/>
        </draw:line>
        <draw:line draw:style-name="gr2" draw:text-style-name="P1" draw:layer="layout" svg:x1="11.501cm" svg:y1="3.801cm" svg:x2="15.596cm" svg:y2="3.801cm">
          <text:p/>
        </draw:line>
        <draw:line draw:style-name="gr2" draw:text-style-name="P1" draw:layer="layout" svg:x1="11.502cm" svg:y1="3.502cm" svg:x2="15.597cm" svg:y2="3.502cm">
          <text:p/>
        </draw:line>
        <draw:line draw:style-name="gr2" draw:text-style-name="P1" draw:layer="layout" svg:x1="11.502cm" svg:y1="3.203cm" svg:x2="15.597cm" svg:y2="3.203cm">
          <text:p/>
        </draw:line>
        <draw:line draw:style-name="gr2" draw:text-style-name="P1" draw:layer="layout" svg:x1="11.503cm" svg:y1="2.904cm" svg:x2="15.598cm" svg:y2="2.904cm">
          <text:p/>
        </draw:line>
        <draw:line draw:style-name="gr2" draw:text-style-name="P1" draw:layer="layout" svg:x1="11.504cm" svg:y1="2.605cm" svg:x2="15.599cm" svg:y2="2.605cm">
          <text:p/>
        </draw:line>
        <draw:line draw:style-name="gr2" draw:text-style-name="P1" draw:layer="layout" svg:x1="11.505cm" svg:y1="2.606cm" svg:x2="15.6cm" svg:y2="2.606cm">
          <text:p/>
        </draw:line>
        <draw:line draw:style-name="gr3" draw:text-style-name="P1" draw:layer="layout" svg:x1="11.5cm" svg:y1="5.9cm" svg:x2="13.9cm" svg:y2="2.9cm">
          <text:p/>
        </draw:line>
        <draw:frame draw:style-name="gr6" draw:text-style-name="P2" draw:layer="layout" svg:width="1.4cm" svg:height="1.28cm" svg:x="14cm" svg:y="2.5cm">
          <draw:text-box>
            <text:p text:style-name="P2"><text:span text:style-name="T1">F</text:span></text:p>
          </draw:text-box>
        </draw:frame>
        <draw:line draw:style-name="gr5" draw:text-style-name="P1" draw:layer="layout" svg:x1="11.5cm" svg:y1="5.912cm" svg:x2="13.6cm" svg:y2="4.712cm">
          <text:p/>
        </draw:line>
        <draw:line draw:style-name="gr5" draw:text-style-name="P1" draw:layer="layout" svg:x1="11.5cm" svg:y1="5.912cm" svg:x2="11.8cm" svg:y2="4.112cm">
          <text:p/>
        </draw:line>
        <draw:line draw:style-name="gr9" draw:text-style-name="P1" draw:layer="layout" svg:x1="11.8cm" svg:y1="4.112cm" svg:x2="13.9cm" svg:y2="2.912cm">
          <text:p/>
        </draw:line>
        <draw:line draw:style-name="gr9" draw:text-style-name="P1" draw:layer="layout" svg:x1="13.6cm" svg:y1="4.712cm" svg:x2="13.9cm" svg:y2="2.912cm">
          <text:p/>
        </draw:line>
        <draw:frame draw:style-name="gr6" draw:text-style-name="P2" draw:layer="layout" svg:width="1.7cm" svg:height="1.288cm" svg:x="12.4cm" svg:y="5.312cm">
          <draw:text-box>
            <text:p text:style-name="P2"><text:span text:style-name="T1">f’</text:span><text:span text:style-name="T2"> </text:span><text:span text:style-name="T3">2</text:span></text:p>
          </draw:text-box>
        </draw:frame>
        <draw:frame draw:style-name="gr6" draw:text-style-name="P2" draw:layer="layout" svg:width="1.7cm" svg:height="1.288cm" svg:x="9.9cm" svg:y="4.012cm">
          <draw:text-box>
            <text:p text:style-name="P2"><text:span text:style-name="T1">f’</text:span><text:span text:style-name="T2"> </text:span><text:span text:style-name="T3">1</text:span></text:p>
          </draw:text-box>
        </draw:frame>
        <draw:frame draw:style-name="gr10" draw:text-style-name="P3" draw:layer="layout" svg:width="13.2cm" svg:height="1.9cm" svg:x="1.8cm" svg:y="14.1cm">
          <draw:text-box>
            <text:p text:style-name="P3"><text:span text:style-name="T4">F</text:span><text:span text:style-name="T5"> = </text:span><text:span text:style-name="T4">f </text:span><text:span text:style-name="T5">1 + </text:span><text:span text:style-name="T4">f </text:span><text:span text:style-name="T5">2 = </text:span><text:span text:style-name="T4">f’</text:span><text:span text:style-name="T5">1 + </text:span><text:span text:style-name="T4">f’</text:span><text:span text:style-name="T5">2</text:span></text:p>
          </draw:text-box>
        </draw:frame>
        <draw:frame draw:style-name="gr6" draw:text-style-name="P4" draw:layer="layout" svg:width="3.7cm" svg:height="1.505cm" svg:x="6.6cm" svg:y="1.984cm">
          <draw:text-box>
            <text:p text:style-name="P4"><text:span text:style-name="T6">分解</text:span><text:span text:style-name="T6">1</text:span></text:p>
          </draw:text-box>
        </draw:frame>
        <draw:line draw:style-name="gr11" draw:text-style-name="P1" draw:layer="layout" svg:x1="6.5cm" svg:y1="3.8cm" svg:x2="9.6cm" svg:y2="3.8cm">
          <text:p/>
        </draw:line>
        <draw:line draw:style-name="gr11" draw:text-style-name="P1" draw:layer="layout" svg:x1="6.6cm" svg:y1="6.5cm" svg:x2="10.2cm" svg:y2="11.4cm">
          <text:p/>
        </draw:line>
        <draw:frame draw:style-name="gr6" draw:text-style-name="P4" draw:layer="layout" svg:width="3.5cm" svg:height="1.505cm" svg:x="6.6cm" svg:y="5cm">
          <draw:text-box>
            <text:p text:style-name="P4"><text:span text:style-name="T6">合成</text:span><text:span text:style-name="T6">1</text:span></text:p>
          </draw:text-box>
        </draw:frame>
        <draw:line draw:style-name="gr12" draw:text-style-name="P1" draw:layer="layout" svg:x1="6.525cm" svg:y1="4.55cm" svg:x2="9.625cm" svg:y2="4.55cm">
          <text:p/>
        </draw:line>
        <draw:line draw:style-name="gr13" draw:text-style-name="P1" draw:layer="layout" svg:x1="6.651cm" svg:y1="7.95cm" svg:x2="10.251cm" svg:y2="12.85cm">
          <text:p/>
        </draw:line>
        <draw:frame draw:style-name="gr6" draw:text-style-name="P4" draw:layer="layout" svg:width="3.5cm" svg:height="1.505cm" svg:x="4.6cm" svg:y="10.119cm">
          <draw:text-box>
            <text:p text:style-name="P4"><text:span text:style-name="T6">合成</text:span><text:span text:style-name="T6">2</text:span></text:p>
          </draw:text-box>
        </draw:frame>
        <draw:frame draw:style-name="gr6" draw:text-style-name="P4" draw:layer="layout" svg:width="3.7cm" svg:height="1.505cm" svg:x="8cm" svg:y="7.495cm">
          <draw:text-box>
            <text:p text:style-name="P4"><text:span text:style-name="T6">分解</text:span><text:span text:style-name="T6">2</text:span></text:p>
          </draw:text-box>
        </draw:frame>
        <draw:frame draw:style-name="gr14" draw:text-style-name="P5" draw:layer="layout" svg:width="3.2cm" svg:height="0.933cm" svg:x="11.3cm" svg:y="8.167cm">
          <draw:text-box>
            <text:p text:style-name="P5"><text:span text:style-name="T7">パターン</text:span><text:span text:style-name="T7">1</text:span></text:p>
          </draw:text-box>
        </draw:frame>
        <draw:frame draw:style-name="gr14" draw:text-style-name="P5" draw:layer="layout" svg:width="3.2cm" svg:height="0.933cm" svg:x="11.3cm" svg:y="1.167cm">
          <draw:text-box>
            <text:p text:style-name="P5"><text:span text:style-name="T7">パターン</text:span><text:span text:style-name="T7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PA Pゴシック" svg:font-family="'IPA Pゴシック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none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6T14:22:58.235000000</meta:creation-date>
    <dc:date>2014-03-16T15:01:21.412000000</dc:date>
    <meta:editing-duration>PT36M33S</meta:editing-duration>
    <meta:editing-cycles>25</meta:editing-cycles>
    <meta:generator>LibreOffice/4.2.2.1$Windows_x86 LibreOffice_project/3be8cda0bddd8e430d8cda1ebfd581265cca5a0f</meta:generator>
    <meta:document-statistic meta:object-count="111"/>
  </office:meta>
</office:document-meta>
</file>